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9375in"/>
    </style:style>
    <style:style style:name="co2" style:family="table-column">
      <style:table-column-properties fo:break-before="auto" style:column-width="0.885416666666667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2.55208333333333in"/>
    </style:style>
    <style:style style:name="co5" style:family="table-column">
      <style:table-column-properties fo:break-before="auto" style:column-width="3.01041666666667in"/>
    </style:style>
    <style:style style:name="co6" style:family="table-column">
      <style:table-column-properties fo:break-before="auto" style:column-width="1.82291666666667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88541666666667in"/>
    </style:style>
    <style:style style:name="co9" style:family="table-column">
      <style:table-column-properties fo:break-before="auto" style:column-width="1.69791666666667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41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2" style:family="table-cell" style:parent-style-name="Default">
      <style:table-cell-properties fo:background-color="transparent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3" style:family="table-cell" style:parent-style-name="Default" style:data-style-name="N49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4" style:family="table-cell" style:parent-style-name="Default" style:data-style-name="N49"/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44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7"/>
        <table:table-row table:style-name="ro1">
          <table:table-cell table:style-name="ce41" office:value-type="string">
            <text:p>Title</text:p>
          </table:table-cell>
          <table:table-cell table:style-name="ce42" office:value-type="string">
            <text:p>Identifier</text:p>
          </table:table-cell>
          <table:table-cell table:style-name="ce43" office:value-type="string">
            <text:p>Date</text:p>
          </table:table-cell>
          <table:table-cell table:style-name="ce41" office:value-type="string">
            <text:p>Subject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1" office:value-type="string">
            <text:p>Creator</text:p>
          </table:table-cell>
          <table:table-cell table:style-name="ce41" office:value-type="string">
            <text:p>Accession</text:p>
          </table:table-cell>
          <table:table-cell table:style-name="ce41" office:value-type="string">
            <text:p>Accession No</text:p>
          </table:table-cell>
          <table:table-cell table:style-name="ce42" office:value-type="string">
            <text:p>Reproduction</text:p>
          </table:table-cell>
          <table:table-cell table:number-columns-repeated="246" table:style-name="ce41"/>
        </table:table-row>
        <table:table-row table:style-name="ro1">
          <table:table-cell office:value-type="string">
            <text:p>My Title</text:p>
          </table:table-cell>
          <table:table-cell office:value-type="string">
            <text:p>2016.1.1</text:p>
          </table:table-cell>
          <table:table-cell table:style-name="ce44" office:value-type="string">
            <text:p>6/16/16</text:p>
          </table:table-cell>
          <table:table-cell office:value-type="string">
            <text:p>Farm subsidies</text:p>
          </table:table-cell>
          <table:table-cell office:value-type="string">
            <text:p>This is a sample description</text:p>
          </table:table-cell>
          <table:table-cell office:value-type="string">
            <text:p>some notes</text:p>
          </table:table-cell>
          <table:table-cell office:value-type="string">
            <text:p>John Doe</text:p>
          </table:table-cell>
          <table:table-cell office:value-type="string">
            <text:p>Gift of So and So</text:p>
          </table:table-cell>
          <table:table-cell office:value-type="float" office:value="2016.1">
            <text:p>2016.1</text:p>
          </table:table-cell>
          <table:table-cell office:value-type="string">
            <text:p>orig</text:p>
          </table:table-cell>
          <table:table-cell table:number-columns-repeated="245"/>
        </table:table-row>
        <table:table-row table:style-name="ro1">
          <table:table-cell office:value-type="string">
            <text:p>Another title</text:p>
          </table:table-cell>
          <table:table-cell office:value-type="string">
            <text:p>2016.1.2</text:p>
          </table:table-cell>
          <table:table-cell table:style-name="ce44" office:value-type="string">
            <text:p>January 4 1965</text:p>
          </table:table-cell>
          <table:table-cell office:value-type="string">
            <text:p>The Who; British Invasion; AM radio</text:p>
          </table:table-cell>
          <table:table-cell office:value-type="string">
            <text:p>Eloquently written curatorial description</text:p>
          </table:table-cell>
          <table:table-cell office:value-type="string">
            <text:p>notes for internal use</text:p>
          </table:table-cell>
          <table:table-cell office:value-type="string">
            <text:p>John Doe</text:p>
          </table:table-cell>
          <table:table-cell office:value-type="string">
            <text:p>Gift of So and So</text:p>
          </table:table-cell>
          <table:table-cell office:value-type="float" office:value="2016.1">
            <text:p>2016.1</text:p>
          </table:table-cell>
          <table:table-cell office:value-type="string">
            <text:p>repro</text:p>
          </table:table-cell>
          <table:table-cell table:number-columns-repeated="245"/>
        </table:table-row>
        <table:table-row table:style-name="ro1">
          <table:table-cell office:value-type="string">
            <text:p>The best image ever</text:p>
          </table:table-cell>
          <table:table-cell office:value-type="string">
            <text:p>2015.4.5</text:p>
          </table:table-cell>
          <table:table-cell table:style-name="ce44" office:value-type="string">
            <text:p>12/1/93</text:p>
          </table:table-cell>
          <table:table-cell office:value-type="string">
            <text:p>Politics; Memes; Cats</text:p>
          </table:table-cell>
          <table:table-cell table:number-columns-repeated="2"/>
          <table:table-cell office:value-type="string">
            <text:p>Mary Maryson</text:p>
          </table:table-cell>
          <table:table-cell office:value-type="string">
            <text:p>Some other Gift</text:p>
          </table:table-cell>
          <table:table-cell office:value-type="float" office:value="2015.4">
            <text:p>2015.4</text:p>
          </table:table-cell>
          <table:table-cell office:value-type="string">
            <text:p>dontknow</text:p>
          </table:table-cell>
          <table:table-cell table:number-columns-repeated="245"/>
        </table:table-row>
        <table:table-row table:number-rows-repeated="65532" table:style-name="ro1">
          <table:table-cell table:number-columns-repeated="256"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Jonathan Byerley</meta:initial-creator>
    <meta:creation-date>2016-06-16T16:31:26Z</meta:creation-date>
    <dc:date>2016-06-23T16:44:49Z</dc:date>
  </office:meta>
</office:document-meta>
</file>